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officeooo:rsid="00093f6c" officeooo:paragraph-rsid="00093f6c"/>
    </style:style>
    <style:style style:name="P2" style:family="paragraph" style:parent-style-name="Preformatted_20_Text">
      <style:text-properties style:font-name="Liberation Sans" officeooo:rsid="0009dfe3" officeooo:paragraph-rsid="0009dfe3"/>
    </style:style>
    <style:style style:name="P3" style:family="paragraph" style:parent-style-name="Preformatted_20_Text">
      <style:text-properties style:font-name="Liberation Sans" officeooo:rsid="0009dfe3" officeooo:paragraph-rsid="000af678"/>
    </style:style>
    <style:style style:name="P4" style:family="paragraph" style:parent-style-name="Preformatted_20_Text">
      <style:text-properties style:font-name="Liberation Sans" officeooo:rsid="000af678" officeooo:paragraph-rsid="000af678"/>
    </style:style>
    <style:style style:name="P5" style:family="paragraph" style:parent-style-name="Preformatted_20_Text">
      <style:text-properties style:font-name="Liberation Sans" officeooo:rsid="000c42f6" officeooo:paragraph-rsid="000c42f6"/>
    </style:style>
    <style:style style:name="P6" style:family="paragraph" style:parent-style-name="Preformatted_20_Text">
      <style:text-properties style:font-name="Liberation Sans" officeooo:rsid="000d412d" officeooo:paragraph-rsid="000d412d"/>
    </style:style>
    <style:style style:name="P7" style:family="paragraph" style:parent-style-name="Preformatted_20_Text">
      <style:text-properties officeooo:paragraph-rsid="000af678"/>
    </style:style>
    <style:style style:name="T1" style:family="text">
      <style:text-properties officeooo:rsid="000af678"/>
    </style:style>
    <style:style style:name="T2" style:family="text">
      <style:text-properties officeooo:rsid="000e2434"/>
    </style:style>
    <style:style style:name="T3" style:family="text">
      <style:text-properties officeooo:rsid="000fadf7"/>
    </style:style>
    <style:style style:name="T4" style:family="text">
      <style:text-properties officeooo:rsid="001028f5"/>
    </style:style>
    <style:style style:name="T5" style:family="text">
      <style:text-properties officeooo:rsid="00110482"/>
    </style:style>
    <style:style style:name="T6" style:family="text">
      <style:text-properties officeooo:rsid="00147dc7"/>
    </style:style>
    <style:style style:name="T7" style:family="text">
      <style:text-properties style:font-name="Liberation Sans" officeooo:rsid="000af678"/>
    </style:style>
    <style:style style:name="T8" style:family="text">
      <style:text-properties style:font-name="Liberation Sans" officeooo:rsid="00147d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gout Thomas<text:tab/><text:tab/><text:tab/><text:tab/><text:tab/><text:tab/><text:tab/><text:span text:style-name="T2">Faite à Reims le 20 Mars 2019</text:span></text:p>
      <text:p text:style-name="P1">99 rue Gambetta</text:p>
      <text:p text:style-name="P1">51100, Reims</text:p>
      <text:p text:style-name="P1">06 49 02 86 61</text:p>
      <text:p text:style-name="P1"><text:a xlink:type="simple" xlink:href="mailto:thomasgpro@hotmail.com" text:style-name="Internet_20_link" text:visited-style-name="Visited_20_Internet_20_Link">thomasgpro@hotmail.com</text:a></text:p>
      <text:p text:style-name="P1"/>
      <text:p text:style-name="P1"><text:tab/><text:tab/><text:tab/><text:tab/><text:tab/><text:tab/><text:tab/><text:tab/><text:span text:style-name="T3">Plurial Novilia</text:span></text:p>
      <text:p text:style-name="P1"><text:tab/><text:tab/><text:tab/><text:tab/><text:tab/><text:tab/><text:tab/><text:tab/><text:span text:style-name="T3">51100, Reims</text:span></text:p>
      <text:p text:style-name="P1"/>
      <text:p text:style-name="P1"><text:tab/><text:tab/><text:tab/><text:tab/><text:tab/><text:tab/><text:tab/></text:p>
      <text:p text:style-name="P2">Objet : Candidature <text:span text:style-name="T4">stage au poste de Technicien en maintenance et support informatique</text:span></text:p>
      <text:p text:style-name="P2"/>
      <text:p text:style-name="P2"><text:tab/>Madame, Monsieur,</text:p>
      <text:p text:style-name="P2"/>
      <text:p text:style-name="P2"><text:tab/>Étant actuellement à la recherche d’un <text:span text:style-name="T5">stage pour ma licence informatique</text:span>, je me permets de vous proposer ma candidature en tant que <text:span text:style-name="T5">technicien en maintenance et support informatique.</text:span></text:p>
      <text:p text:style-name="P2"/>
      <text:p text:style-name="P2"><text:tab/><text:span text:style-name="T6">Je suis un étudiant en informatique (deuxième année)</text:span> dynamique, <text:span text:style-name="T1">intéressé </text:span>et ayant l’envie d’apprendre dans ce large et fascinant domaine qu’est l’<text:span text:style-name="T5">informatique</text:span>, mon profil correspond à la description recherchée sur votre offre d’emploi. Ma formation à l’Université de Reims Champagne-Ardenne en licence informatique m’a permis d’acquérir de nombreuses compétence<text:span text:style-name="T5">s parmi divers outils informatiques, notamment pour gérer une base de données, a</text:span>insi, je pense posséder tous les atouts afin de réussir dans le rôle proposé. </text:p>
      <text:p text:style-name="P2"/>
      <text:p text:style-name="P3"><text:tab/>Mon expérience en tant qu’équipier polyvalent dans diverses chaînes de fast-food m’ont permis d’acquérir la notion du travail d’équipe et de la rigueur dans mon travail. <text:span text:style-name="T5">Ma récente évolution en tant qu’assistant manager m’a permis d’acquérir toutes les bases dans la gestion d’une équipe et l’autonomie.</text:span></text:p>
      <text:p text:style-name="P2"/>
      <text:p text:style-name="P4"><text:tab/>En effet, cela représente un réel enjeu d’avenir dans lequel je pourrais m’épanouir et m’exprimer dans le domaine que je souhaite ainsi que découvrir et apprendre continuellement de nouvelles choses, à l’image de la technologie de nos jours qui ne cesse d’évoluer.</text:p>
      <text:p text:style-name="P4"/>
      <text:p text:style-name="P7"><text:span text:style-name="T7"><text:tab/></text:span><text:span text:style-name="T8">Mon stage peut se dérouler du 8 Avril 2019 au 19 Mai 2019,</text:span></text:p>
      <text:p text:style-name="P4"/>
      <text:p text:style-name="P5"><text:tab/>Je reste à votre disposition pour tout autre information complémentaire ou pour vous rencontrer lors d’un éventuel entretien à votre convenance.</text:p>
      <text:p text:style-name="P5"/>
      <text:p text:style-name="P5"><text:tab/><text:span text:style-name="T2">Dans l’attente de votre réponse, j</text:span>e vous prie d’agréer , Madame, Monsieur, mes sincères salutations.</text:p>
      <text:p text:style-name="P5"/>
      <text:p text:style-name="P6">GIGOUT Thoma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0T11:35:45.763000000</dc:date>
    <meta:editing-duration>PT34M17S</meta:editing-duration>
    <meta:editing-cycles>8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18" meta:word-count="280" meta:character-count="1860" meta:non-whitespace-character-count="1559"/>
  </office:meta>
</office:document-meta>
</file>